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o quantify Greenland’s IRD flux, we need a model that can predict the sediment concentration and thickness of debris-rich basal ice layers. Here, we implement a numerical model to predict steady-state IRD fluxes at the head of each fjord in our study area (i.e., the grounding zone of each outlet glacier). We choose to focus on the background, steady-state behavior of the system to isolate the physics of sediment entrainment and transport from the dynamic behavior of outlet glaciers undergoing retreat. Using present-day ice basins, ice sheet thickness, basal melt rates, and surface velocities, we first model the key controls on sediment transport: sliding velocity and effective pressure (the difference between ice overburden pressure and water pressure). We assume that the long-term, mean sliding velocity is the difference between the measured surface velocity and the velocity of ice deformation, which we model using a shallow-ice approximation. While the presence of subglacial channels influences the water pressure towards the margins, we assume that the effective pressure throughout the majority of the ice sheet is driven by the behavior of the distributed drainage system. Using a widely-accepted formulation for Darcy flow beneath glaciers and ice sheets, we run a simple hydrologic model until the hydraulic head reaches steady-state.</text:p>
      <text:p text:style-name="Normal"/>
      <text:p text:style-name="Normal">In this model framework, sediment transport requires three components: (1) a source of eroded material, (2) entrainment in basal ice layers, and (3) advection of ice to the margin. We model erosion using a power-law relationship with sliding velocity:</text:p>
      <text:p text:style-name="Normal"/>
      <text:p text:style-name="Normal">where ub is sliding velocity, and K and l are tunable coefficients. A previous meta-analysis of global erosion rates has shown that K = __ and l = __ provide a reasonable fit for Greenland. Where sediment is available, frozen fringe forms when the effective pressure exceeds an entry pressure, set by the properties of the till matrix (here, __ kPa). Frozen fringe grows from ice infiltration into till, which scales with effective pressure, and is removed by basal melt. Above the frozen fringe, local temperature gradients allow sediment particles to migrate into the ice matrix, forming a dispersed layer. The growth rate of the dispersed layer is based on the amount of undercooling at the top of the frozen fringe, which sets the slope of the temperature gradient driving particle migration above it. Both the frozen fringe and the dispersed layer are advected with the flow of ice. The governing equations are:</text:p>
      <text:p text:style-name="Normal"/>
      <text:p text:style-name="Normal">[TODO explain governing equations]</text:p>
      <text:p text:style-name="Normal"/>
      <text:p text:style-name="Normal"/>
      <text:p text:style-name="Normal">Our model results show that most outlet glaciers in our study areas develop a frozen fringe and produce a debris-rich basal ice layer at their terminus (Figure). It takes each catchment less than 400 years for sediment fluxes at the terminus to reach a steady value, indicating that the system is in a dynamic equilibrium between erosion, entrainment, and advection. Towards the interior of the ice sheet, s</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